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1ce5f0"/>
    </style:style>
    <style:style style:name="P3" style:family="paragraph" style:parent-style-name="Standard">
      <style:paragraph-properties fo:break-before="page"/>
      <style:text-properties officeooo:paragraph-rsid="001d688d"/>
    </style:style>
    <style:style style:name="P4" style:family="paragraph" style:parent-style-name="Standard">
      <style:paragraph-properties fo:break-before="page"/>
      <style:text-properties officeooo:paragraph-rsid="001f94c5"/>
    </style:style>
    <style:style style:name="P5" style:family="paragraph" style:parent-style-name="Standard">
      <style:paragraph-properties fo:text-align="end" style:justify-single-word="false"/>
      <style:text-properties officeooo:paragraph-rsid="00196d35" style:language-asian="ja" style:country-asian="JP"/>
    </style:style>
    <style:style style:name="P6" style:family="paragraph" style:parent-style-name="Standard">
      <style:text-properties officeooo:paragraph-rsid="00196d35" style:language-asian="ja" style:country-asian="JP"/>
    </style:style>
    <style:style style:name="P7" style:family="paragraph" style:parent-style-name="Standard">
      <style:paragraph-properties fo:text-align="center" style:justify-single-word="false"/>
      <style:text-properties fo:font-size="20pt" officeooo:paragraph-rsid="00196d35" style:font-name-asian="ＭＳ 明朝" style:font-size-asian="20pt" style:language-asian="ja" style:country-asian="JP" style:font-size-complex="20pt"/>
    </style:style>
    <style:style style:name="P8" style:family="paragraph" style:parent-style-name="Standard">
      <style:paragraph-properties fo:text-align="center" style:justify-single-word="false"/>
      <style:text-properties fo:font-size="20pt" officeooo:rsid="017a0df9" officeooo:paragraph-rsid="00196d35" style:font-name-asian="ＭＳ 明朝" style:font-size-asian="20pt" style:language-asian="ja" style:country-asian="JP" style:font-size-complex="20pt"/>
    </style:style>
    <style:style style:name="P9" style:family="paragraph" style:parent-style-name="Standard">
      <style:paragraph-properties fo:text-align="center" style:justify-single-word="false"/>
      <style:text-properties fo:font-size="20pt" fo:font-weight="bold" officeooo:paragraph-rsid="00196d35" style:font-name-asian="ＭＳ 明朝" style:font-size-asian="20pt" style:language-asian="ja" style:country-asian="JP"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196d35" officeooo:paragraph-rsid="00196d35" style:font-name-asian="ＭＳ 明朝" style:font-size-asian="20pt" style:language-asian="ja" style:country-asian="JP" style:font-weight-asian="bold" style:font-size-complex="20pt" style:font-weight-complex="bold"/>
    </style:style>
    <style:style style:name="P11" style:family="paragraph" style:parent-style-name="Standard" style:master-page-name="Standard">
      <style:paragraph-properties fo:text-align="start" style:justify-single-word="false" style:page-number="auto"/>
      <style:text-properties fo:font-size="12pt" officeooo:paragraph-rsid="00196d35" style:font-name-asian="ＭＳ 明朝" style:font-size-asian="12pt" style:language-asian="ja" style:country-asian="JP" style:font-size-complex="12pt"/>
    </style:style>
    <style:style style:name="P12" style:family="paragraph">
      <style:text-properties style:font-name="MSPゴシック" fo:font-size="10pt" style:font-name-asian="MSPゴシック" style:font-size-asian="10pt" style:font-size-complex="10pt"/>
    </style:style>
    <style:style style:name="P13" style:family="paragraph">
      <style:paragraph-properties fo:text-align="center"/>
    </style:style>
    <style:style style:name="P14" style:family="paragraph">
      <style:paragraph-properties fo:text-align="center"/>
      <style:text-properties fo:font-size="12pt"/>
    </style:style>
    <style:style style:name="P15" style:family="paragraph">
      <style:paragraph-properties fo:text-align="center" style:text-autospace="none"/>
    </style:style>
    <style:style style:name="P16" style:family="paragraph">
      <style:paragraph-properties fo:text-align="center" style:text-autospace="none"/>
      <style:text-properties style:font-name="ＭＳ Ｐゴシック" fo:font-size="9pt" style:font-name-asian="Monaco1" style:font-size-asian="9pt" style:font-name-complex="Monaco1" style:font-size-complex="9pt"/>
    </style:style>
    <style:style style:name="P17" style:family="paragraph">
      <style:paragraph-properties fo:text-align="center"/>
      <style:text-properties fo:font-size="9pt" style:font-name-asian="ＭＳ Ｐゴシック1" style:font-size-asian="9pt" style:font-size-complex="9pt"/>
    </style:style>
    <style:style style:name="P18" style:family="paragraph">
      <style:paragraph-properties fo:text-align="center"/>
      <style:text-properties style:font-name="ＭＳ Ｐゴシック" fo:font-size="12pt"/>
    </style:style>
    <style:style style:name="P19" style:family="paragraph">
      <style:paragraph-properties fo:text-align="center"/>
      <style:text-properties style:font-name="MS  Pゴシック" fo:font-size="9pt" style:font-name-asian="MS  Pゴシック" style:font-size-asian="9pt" style:font-size-complex="9pt"/>
    </style:style>
    <style:style style:name="P20" style:family="paragraph">
      <style:paragraph-properties fo:text-align="center" style:text-autospace="none"/>
      <style:text-properties style:font-name="ＭＳ Ｐゴシック1" fo:font-size="9pt" style:font-name-asian="Monaco1" style:font-size-asian="9pt" style:font-name-complex="Monaco1" style:font-size-complex="9pt"/>
    </style:style>
    <style:style style:name="P21" style:family="paragraph">
      <style:paragraph-properties fo:text-align="center"/>
      <style:text-properties fo:font-size="9pt" style:font-size-asian="9pt" style:font-size-complex="9pt"/>
    </style:style>
    <style:style style:name="P22" style:family="paragraph">
      <style:paragraph-properties fo:text-align="center"/>
      <style:text-properties style:font-name="MS  Pゴシック" fo:font-size="10pt" style:font-name-asian="ＭＳ Ｐゴシック1" style:font-size-asian="10pt" style:font-size-complex="10pt"/>
    </style:style>
    <style:style style:name="P23" style:family="paragraph">
      <style:paragraph-properties fo:text-align="center"/>
      <style:text-properties style:font-name="MS  Pゴシック" fo:font-size="9pt" style:font-name-asian="ＭＳ Ｐゴシック1" style:font-size-asian="9pt" style:font-size-complex="9pt"/>
    </style:style>
    <style:style style:name="P24" style:family="paragraph">
      <style:paragraph-properties fo:text-align="center"/>
      <style:text-properties fo:font-size="10pt" style:font-name-asian="ＭＳ Ｐゴシック1" style:font-size-asian="10pt" style:font-size-complex="10pt"/>
    </style:style>
    <style:style style:name="T1" style:family="text">
      <style:text-properties style:font-name="MSPゴシック" fo:font-size="10pt" style:font-name-asian="MSPゴシック" style:font-size-asian="10pt" style:font-size-complex="10pt"/>
    </style:style>
    <style:style style:name="T2" style:family="text">
      <style:text-properties style:font-name="ＭＳ Ｐゴシック" fo:font-size="9pt" style:font-name-asian="Monaco1" style:font-size-asian="9pt" style:font-name-complex="Monaco1" style:font-size-complex="9pt"/>
    </style:style>
    <style:style style:name="T3" style:family="text">
      <style:text-properties fo:font-size="9pt" style:font-name-asian="ＭＳ Ｐゴシック1" style:font-size-asian="9pt" style:font-size-complex="9pt"/>
    </style:style>
    <style:style style:name="T4" style:family="text">
      <style:text-properties style:font-name="ＭＳ Ｐゴシック" fo:font-size="12pt"/>
    </style:style>
    <style:style style:name="T5" style:family="text">
      <style:text-properties style:font-name="MS  Pゴシック" fo:font-size="9pt" style:font-name-asian="MS  Pゴシック" style:font-size-asian="9pt" style:font-size-complex="9pt"/>
    </style:style>
    <style:style style:name="T6" style:family="text">
      <style:text-properties style:font-name="MS  Pゴシック" fo:font-size="9pt" style:font-name-asian="ＭＳ Ｐゴシック1" style:font-size-asian="9pt" style:font-size-complex="9pt"/>
    </style:style>
    <style:style style:name="T7" style:family="text">
      <style:text-properties style:font-name="ＭＳ Ｐゴシック1" fo:font-size="9pt" style:font-name-asian="MS  Pゴシック" style:font-size-asian="9pt" style:font-name-complex="Monaco1" style:font-size-complex="9pt"/>
    </style:style>
    <style:style style:name="T8" style:family="text">
      <style:text-properties style:font-name="ＭＳ Ｐゴシック1" fo:font-size="9pt" style:font-name-asian="Monaco1" style:font-size-asian="9pt" style:font-name-complex="Monaco1"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marker-end="Arrow" draw:fill="none" draw:fill-color="#ffffff" fo:min-height="2.745cm"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3" style:family="graphic">
      <style:graphic-properties style:run-through="foreground" style:vertical-pos="middle" style:vertical-rel="baseline" style:horizontal-pos="from-left" style:horizontal-rel="paragraph" draw:wrap-influence-on-position="once-concurrent" style:flow-with-text="false"/>
    </style:style>
    <style:style style:name="gr4" style:family="graphic">
      <style:graphic-properties svg:stroke-color="#000000" draw:marker-end="Arrow" draw:marker-end-width="0.199cm" draw:fill="solid" draw:fill-color="#ffffff" draw:textarea-horizontal-align="center" draw:textarea-vertical-align="middle" style:run-through="foreground"/>
    </style:style>
    <style:style style:name="gr5" style:family="graphic">
      <style:graphic-properties svg:stroke-color="#000000" draw:fill="solid" draw:fill-color="#ffffff" draw:textarea-horizontal-align="center" draw:textarea-vertical-align="middle" style:run-through="foreground"/>
    </style:style>
    <style:style style:name="gr6" style:family="graphic">
      <style:graphic-properties style:run-through="foreground"/>
    </style:style>
    <style:style style:name="gr7" style:family="graphic">
      <style:graphic-properties svg:stroke-color="#000000" draw:marker-end="Arrow" draw:marker-end-width="0.3cm" draw:fill="solid" draw:fill-color="#ffffff" draw:textarea-horizontal-align="justify" draw:textarea-vertical-align="middle" draw:auto-grow-height="false" fo:min-height="0.986cm" fo:min-width="5.535cm" style:run-through="foreground"/>
    </style:style>
    <style:style style:name="gr8" style:family="graphic">
      <style:graphic-properties svg:stroke-color="#000000" draw:marker-end="Arrow" draw:marker-end-width="0.3cm" draw:fill="solid" draw:fill-color="#ffffff" draw:textarea-horizontal-align="justify" draw:textarea-vertical-align="middle" draw:auto-grow-height="false" fo:min-height="0.975cm" fo:min-width="5.533cm" style:run-through="foreground"/>
    </style:style>
    <style:style style:name="gr9" style:family="graphic">
      <style:graphic-properties svg:stroke-color="#000000" draw:fill="solid" draw:fill-color="#ffffff" draw:textarea-horizontal-align="center" draw:textarea-vertical-align="middle" style:run-through="foreground"/>
    </style:style>
    <style:style style:name="gr10" style:family="graphic">
      <style:graphic-properties draw:stroke="none" svg:stroke-color="#000000" draw:marker-end="Arrow" draw:fill="none" draw:fill-color="#ffffff" fo:min-height="2.745cm" style:run-through="foreground"/>
    </style:style>
    <style:style style:name="gr11" style:family="graphic">
      <style:graphic-properties svg:stroke-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0" draw:style-name="gr1" draw:text-style-name="P12" svg:width="16.827cm" svg:height="2.745cm" svg:x="2.083cm" svg:y="2cm">
        <draw:text-box>
          <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
          <text:p><text:span text:style-name="T1">作成日　</text:span><text:span text:style-name="T1">2015.0506</text:span><text:span text:style-name="T1"><text:tab/></text:span><text:span text:style-name="T1">設計者　</text:span><text:span text:style-name="T1">T.Yamamoto</text:span><text:span text:style-name="T1"><text:tab/></text:span><text:span text:style-name="T1">作成者　</text:span><text:span text:style-name="T1">T.Yamamoto</text:span></text:p>
          <text:p><text:span text:style-name="T1">概要：　ボルグシステム受発注画面をクリエイトタグを用いての作成したもの</text:span></text:p>
          <text:p><text:span text:style-name="T1">図の説明：　</text:span><text:span text:style-name="T1">order.html</text:span><text:span text:style-name="T1">ファイルに記述される内容のフローチャート</text:span></text:p>
          <text:p><text:span text:style-name="T1">パラメータ</text:span></text:p>
        </draw:text-box>
      </draw:frame>
      <draw:line text:anchor-type="page" text:anchor-page-number="2" draw:z-index="1" draw:style-name="gr2" draw:text-style-name="P13" svg:x1="2cm" svg:y1="4.745cm" svg:x2="19.531cm" svg:y2="4.745cm">
        <text:p/>
      </draw:line>
      <text:p text:style-name="P11"/>
      <text:p text:style-name="P7"/>
      <text:p text:style-name="P7"/>
      <text:p text:style-name="P7"/>
      <text:p text:style-name="P7"/>
      <text:p text:style-name="P7"/>
      <text:p text:style-name="P7"/>
      <text:p text:style-name="P9">ボルグシステム</text:p>
      <text:p text:style-name="P10">createTagによる受注画面のHTML設計書</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株式会社デジタルデザインシンク</text:p>
      <text:p text:style-name="P1"><draw:g text:anchor-type="as-char" draw:z-index="2" draw:style-name="gr3"><draw:line draw:style-name="gr4" draw:text-style-name="P14" svg:x1="2.789cm" svg:y1="0.834cm" svg:x2="2.789cm" svg:y2="1.497cm"><text:p/></draw:line><draw:line draw:style-name="gr5" draw:text-style-name="P13" svg:x1="8.235cm" svg:y1="0cm" svg:x2="8.235cm" svg:y2="20.715cm"><text:p/></draw:line><draw:g draw:style-name="gr6"><draw:custom-shape draw:style-name="gr7" draw:text-style-name="P16" svg:width="5.536cm" svg:height="0.987cm" svg:x="0cm" svg:y="1.498cm"><text:p text:style-name="P15"><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2.489cm"><text:p text:style-name="P13"><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3.464cm" svg:x2="2.789cm" svg:y2="3.993cm"><text:p/></draw:line><draw:circle draw:style-name="gr9" draw:text-style-name="P18" svg:width="0.503cm" svg:height="0.503cm" svg:x="2.496cm" svg:y="0.332cm"><text:p text:style-name="P13"><text:span text:style-name="T4">S</text:span></text:p></draw:circle><draw:circle draw:style-name="gr9" draw:text-style-name="P18" svg:width="0.503cm" svg:height="0.503cm" svg:x="2.492cm" svg:y="21.465cm"><text:p text:style-name="P13"><text:span text:style-name="T4">1</text:span></text:p></draw:circle><draw:g draw:style-name="gr6"><draw:custom-shape draw:style-name="gr7" draw:text-style-name="P16" svg:width="5.536cm" svg:height="0.987cm" svg:x="0.499cm" svg:y="3.993cm"><text:p text:style-name="P15"><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499cm" svg:y="4.985cm"><text:p text:style-name="P13"><text:span text:style-name="T5"><text:s/></text:span><text:span text:style-name="T5">ウィンドウサイズを取得し</text:span></text:p><text:p text:style-name="P13"><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5.96cm" svg:x2="2.789cm" svg:y2="6.489cm"><text:p/></draw:line><draw:g draw:style-name="gr6"><draw:custom-shape draw:style-name="gr7" draw:text-style-name="P16" svg:width="5.536cm" svg:height="0.987cm" svg:x="0.998cm" svg:y="6.489cm"><text:p text:style-name="P15"><text:span text:style-name="T2">div class="page"</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998cm" svg:y="7.481cm"><text:p text:style-name="P13"><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8.456cm" svg:x2="2.789cm" svg:y2="8.985cm"><text:p/></draw:line><draw:g draw:style-name="gr6"><draw:custom-shape draw:style-name="gr7" draw:text-style-name="P16" svg:width="5.536cm" svg:height="0.987cm" svg:x="1.498cm" svg:y="8.985cm"><text:p text:style-name="P15"><text:span text:style-name="T2">div class="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1.498cm" svg:y="9.977cm"><text:p text:style-name="P13"><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0.952cm" svg:x2="2.789cm" svg:y2="11.481cm"><text:p/></draw:line><draw:g draw:style-name="gr6"><draw:custom-shape draw:style-name="gr7" draw:text-style-name="P20" svg:width="5.536cm" svg:height="0.987cm" svg:x="0cm" svg:y="11.481cm"><text:p text:style-name="P15"><text:span text:style-name="T7">ここから</text:span><text:span text:style-name="T8">javascript</text:span></text:p><text:p text:style-name="P15"><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2.472cm"><text:p text:style-name="P13"><text:span text:style-name="T6">dom</text:span><text:span text:style-name="T3">要素を作るための</text:span></text:p><text:p text:style-name="P13"><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3.448cm" svg:x2="2.789cm" svg:y2="13.977cm"><text:p/></draw:line><draw:g draw:style-name="gr6"><draw:custom-shape draw:style-name="gr7" draw:text-style-name="P20" svg:width="5.536cm" svg:height="0.987cm" svg:x="0cm" svg:y="13.977cm"><text:p text:style-name="P15"><text:span text:style-name="T8">creator.getJsonFile('source/order.js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4.968cm"><text:p text:style-name="P13"><text:span text:style-name="T3">受発注画面の</text:span><text:span text:style-name="T6">dom</text:span><text:span text:style-name="T3">に</text:span></text:p><text:p text:style-name="P13"><text:span text:style-name="T3">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5.943cm" svg:x2="2.789cm" svg:y2="16.472cm"><text:p/></draw:line><draw:g draw:style-name="gr6"><draw:custom-shape draw:style-name="gr7" draw:text-style-name="P20" svg:width="5.536cm" svg:height="0.987cm" svg:x="0cm" svg:y="16.473cm"><text:p text:style-name="P15"><text:span text:style-name="T8">creator.getDomFile</text:span></text:p><text:p text:style-name="P15"><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7.464cm"><text:p text:style-name="P13"><text:span text:style-name="T3">受発注画面に配置する</text:span><text:span text:style-name="T6">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8.441cm" svg:x2="2.789cm" svg:y2="18.97cm"><text:p/></draw:line><draw:g draw:style-name="gr6"><draw:custom-shape draw:style-name="gr7" draw:text-style-name="P20" svg:width="5.536cm" svg:height="0.987cm" svg:x="0cm" svg:y="18.969cm"><text:p text:style-name="P15"><text:span text:style-name="T8">creator.outputTag</text:span></text:p><text:p text:style-name="P15"><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9.96cm"><text:p text:style-name="P13"><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20.937cm" svg:x2="2.789cm" svg:y2="21.466cm"><text:p/></draw:line><draw:line draw:style-name="gr4" draw:text-style-name="P14" svg:x1="11.908cm" svg:y1="0.834cm" svg:x2="11.908cm" svg:y2="1.497cm"><text:p/></draw:line><draw:g draw:style-name="gr6"><draw:custom-shape draw:style-name="gr7" draw:text-style-name="P20" svg:width="5.536cm" svg:height="0.987cm" svg:x="9.119cm" svg:y="1.498cm"><text:p text:style-name="P15"><text:span text:style-name="T8">creator.outputTag</text:span></text:p><text:p text:style-name="P15"><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2.489cm"><text:p text:style-name="P13"><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3.464cm" svg:x2="11.908cm" svg:y2="3.993cm"><text:p/></draw:line><draw:circle draw:style-name="gr9" draw:text-style-name="P18" svg:width="0.503cm" svg:height="0.503cm" svg:x="11.615cm" svg:y="0.332cm"><text:p text:style-name="P13"><text:span text:style-name="T4">1</text:span></text:p></draw:circle><draw:circle draw:style-name="gr9" draw:text-style-name="P18" svg:width="0.503cm" svg:height="0.503cm" svg:x="11.665cm" svg:y="21.472cm"><text:p text:style-name="P13"><text:span text:style-name="T4">2</text:span></text:p></draw:circle><draw:g draw:style-name="gr6"><draw:custom-shape draw:style-name="gr7" draw:text-style-name="P16" svg:width="5.536cm" svg:height="0.987cm" svg:x="9.119cm" svg:y="3.993cm"><text:p text:style-name="P15"><text:span text:style-name="T2">creator.outputTag</text:span></text:p><text:p text:style-name="P15"><text:span text:style-name="T2">('tabArea','tab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4.985cm"><text:p text:style-name="P13"><text:span text:style-name="T3">タブ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5.96cm" svg:x2="11.908cm" svg:y2="6.489cm"><text:p/></draw:line><draw:g draw:style-name="gr6"><draw:custom-shape draw:style-name="gr7" draw:text-style-name="P16" svg:width="5.536cm" svg:height="0.987cm" svg:x="9.119cm" svg:y="8.992cm"><text:p text:style-name="P15"><text:span text:style-name="T2">creator.outputTag</text:span></text:p><text:p text:style-name="P15"><text:span text:style-name="T2">('periodarea', 'periodarea', '.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9.984cm"><text:p text:style-name="P13"><text:span text:style-name="T3">期間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0.959cm" svg:x2="11.908cm" svg:y2="11.488cm"><text:p/></draw:line><draw:g draw:style-name="gr6"><draw:custom-shape draw:style-name="gr7" draw:text-style-name="P16" svg:width="5.536cm" svg:height="0.987cm" svg:x="9.119cm" svg:y="11.488cm"><text:p text:style-name="P15"><text:span text:style-name="T2">creator.outputTag('choice', </text:span></text:p><text:p text:style-name="P15"><text:span text:style-name="T2">'choice',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2.48cm"><text:p text:style-name="P13"><text:span text:style-name="T3">受注種別のプルダウンメニュ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3.455cm" svg:x2="11.908cm" svg:y2="13.984cm"><text:p/></draw:line><draw:g draw:style-name="gr6"><draw:custom-shape draw:style-name="gr7" draw:text-style-name="P16" svg:width="5.536cm" svg:height="0.987cm" svg:x="9.119cm" svg:y="13.984cm"><text:p text:style-name="P15"><text:span text:style-name="T2">creator.outputTag('sendButtonList',</text:span></text:p><text:p text:style-name="P15"><text:span text:style-name="T2"><text:s/></text:span><text:span text:style-name="T2">'insertdiv', '#sen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4.975cm"><text:p text:style-name="P13"><text:span text:style-name="T3">発注画面にボタン一覧</text:span><text:span text:style-name="T3">(</text:span><text:span text:style-name="T3">新規ボタンから</text:span></text:p><text:p text:style-name="P13"><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5.951cm" svg:x2="11.908cm" svg:y2="16.48cm"><text:p/></draw:line><draw:g draw:style-name="gr6"><draw:custom-shape draw:style-name="gr7" draw:text-style-name="P16" svg:width="5.536cm" svg:height="0.987cm" svg:x="9.119cm" svg:y="16.48cm"><text:p text:style-name="P15"><text:span text:style-name="T2">creator.outputTag('receivedButtonlist',</text:span></text:p><text:p text:style-name="P15"><text:span text:style-name="T2"><text:s/></text:span><text:span text:style-name="T2">'insertdiv',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7.471cm"><text:p text:style-name="P13"><text:span text:style-name="T3">受注画面にボタン一覧</text:span><text:span text:style-name="T3">(</text:span><text:span text:style-name="T3">新規ボタンから</text:span></text:p><text:p text:style-name="P13"><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8.45cm" svg:x2="11.908cm" svg:y2="18.979cm"><text:p/></draw:line><draw:custom-shape draw:style-name="gr7" draw:text-style-name="P16" svg:width="5.536cm" svg:height="0.987cm" svg:x="9.119cm" svg:y="18.976cm"><text:p text:style-name="P15"><text:span text:style-name="T2">creator.outputTag('editButtons',</text:span></text:p><text:p text:style-name="P15"><text:span text:style-name="T2"><text:s/></text:span><text:span text:style-name="T2">'editButtons', '.buttonLis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9.967cm"><text:p text:style-name="P13"><text:span text:style-name="T3">編集ボタン群領域を作る</text:span></text:p><draw:enhanced-geometry svg:viewBox="0 0 21600 21600" draw:glue-points="10800 0 0 10800 10800 21600 21600 10800" draw:type="flowchart-process" draw:enhanced-path="M 0 0 L 21600 0 21600 21600 0 21600 0 0 Z N"/></draw:custom-shape><draw:line draw:style-name="gr4" draw:text-style-name="P14" svg:x1="11.908cm" svg:y1="20.944cm" svg:x2="11.908cm" svg:y2="21.473cm"><text:p/></draw:line><draw:g draw:style-name="gr6"><draw:custom-shape draw:style-name="gr7" draw:text-style-name="P16" svg:width="5.536cm" svg:height="0.987cm" svg:x="9.119cm" svg:y="6.496cm"><text:p text:style-name="P15"><text:span text:style-name="T2">creator.outputTag</text:span></text:p><text:p text:style-name="P15"><text:span text:style-name="T2">('searcharea','searcharea', '.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7.488cm"><text:p text:style-name="P13"><text:span text:style-name="T3">検索機能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8.463cm" svg:x2="11.908cm" svg:y2="8.992cm"><text:p/></draw:line></draw:g></text:p>
      <text:p text:style-name="P2"><draw:g text:anchor-type="as-char" draw:z-index="3" draw:style-name="gr3"><draw:frame draw:style-name="gr10" draw:text-style-name="P12" svg:width="16.827cm" svg:height="2.745cm" svg:x="0.083cm" svg:y="0cm"><draw:text-box><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text:p><text:span text:style-name="T1">作成日　</text:span><text:span text:style-name="T1">2015.0506</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受発注画面をクリエイトタグを用いての作成</text:span><text:span text:style-name="T1"><text:tab/></text:span></text:p><text:p><text:span text:style-name="T1">図の説明：　</text:span><text:span text:style-name="T1">order.html</text:span><text:span text:style-name="T1">ファイルに記述される内容のフローチャート</text:span></text:p><text:p><text:span text:style-name="T1">パラメータ</text:span></text:p></draw:text-box></draw:frame><draw:line draw:style-name="gr4" draw:text-style-name="P14" svg:x1="3.348cm" svg:y1="9.061cm" svg:x2="3.348cm" svg:y2="9.724cm"><text:p/></draw:line><draw:line draw:style-name="gr5" draw:text-style-name="P13" svg:x1="8.794cm" svg:y1="2.745cm" svg:x2="8.794cm" svg:y2="23.46cm"><text:p/></draw:line><draw:g draw:style-name="gr6"><draw:custom-shape draw:style-name="gr7" draw:text-style-name="P16" svg:width="5.536cm" svg:height="0.987cm" svg:x="0.559cm" svg:y="9.724cm"><text:p text:style-name="P15"><text:span text:style-name="T2">creator.outputTag('sendWrapList',</text:span></text:p><text:p text:style-name="P15"><text:span text:style-name="T2"><text:s/></text:span><text:span text:style-name="T2">'wrapList', '#sen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10.716cm"><text:p text:style-name="P13"><text:span text:style-name="T3">発注テーブル領域を作る</text:span></text:p><draw:enhanced-geometry svg:viewBox="0 0 21600 21600" draw:glue-points="10800 0 0 10800 10800 21600 21600 10800" draw:type="flowchart-process" draw:enhanced-path="M 0 0 L 21600 0 21600 21600 0 21600 0 0 Z N"/></draw:custom-shape></draw:g><draw:line draw:style-name="gr11" draw:text-style-name="P13" svg:x1="0cm" svg:y1="2.745cm" svg:x2="17.531cm" svg:y2="2.745cm"><text:p/></draw:line><draw:line draw:style-name="gr4" draw:text-style-name="P14" svg:x1="3.348cm" svg:y1="11.691cm" svg:x2="3.348cm" svg:y2="12.22cm"><text:p/></draw:line><draw:circle draw:style-name="gr9" draw:text-style-name="P18" svg:width="0.503cm" svg:height="0.503cm" svg:x="3.055cm" svg:y="3.076cm"><text:p text:style-name="P13"><text:span text:style-name="T4">2</text:span></text:p></draw:circle><draw:g draw:style-name="gr6"><draw:custom-shape draw:style-name="gr7" draw:text-style-name="P16" svg:width="5.536cm" svg:height="0.987cm" svg:x="0.559cm" svg:y="12.22cm"><text:p text:style-name="P15"><text:span text:style-name="T2">creator.outputTag('receivedWrapList',</text:span></text:p><text:p text:style-name="P15"><text:span text:style-name="T2"><text:s/></text:span><text:span text:style-name="T2">'wrapList',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2" svg:width="5.534cm" svg:height="0.976cm" svg:x="0.559cm" svg:y="13.212cm"><text:p text:style-name="P13"><text:span text:style-name="T5">受注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4.187cm" svg:x2="3.348cm" svg:y2="14.716cm"><text:p/></draw:line><draw:g draw:style-name="gr6"><draw:custom-shape draw:style-name="gr7" draw:text-style-name="P16" svg:width="5.536cm" svg:height="0.987cm" svg:x="0.559cm" svg:y="14.716cm"><text:p text:style-name="P15"><text:span text:style-name="T2">funcTab();</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0.559cm" svg:y="15.707cm"><text:p text:style-name="P13"><text:span text:style-name="T5">タブ機能を実装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6.683cm" svg:x2="3.348cm" svg:y2="17.212cm"><text:p/></draw:line><draw:g draw:style-name="gr6"><draw:custom-shape draw:style-name="gr7" draw:text-style-name="P16" svg:width="5.536cm" svg:height="0.987cm" svg:x="0.559cm" svg:y="17.212cm"><text:p text:style-name="P15"><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59cm" svg:y="18.203cm"><text:p text:style-name="P13"><text:span text:style-name="T3">option</text:span><text:span text:style-name="T3">タグに</text:span><text:span text:style-name="T3">value</text:span><text:span text:style-name="T3">属性を設定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9.179cm" svg:x2="3.348cm" svg:y2="19.708cm"><text:p/></draw:line><draw:g draw:style-name="gr6"><draw:custom-shape draw:style-name="gr7" draw:text-style-name="P16" svg:width="5.536cm" svg:height="0.987cm" svg:x="0.559cm" svg:y="19.708cm"><text:p text:style-name="P15"><text:span text:style-name="T8">makeGrid('sendData');</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59cm" svg:y="20.699cm"><text:p text:style-name="P13"><text:span text:style-name="T3">発注テーブルを作る</text:span></text:p><draw:enhanced-geometry svg:viewBox="0 0 21600 21600" draw:glue-points="10800 0 0 10800 10800 21600 21600 10800" draw:type="flowchart-process" draw:enhanced-path="M 0 0 L 21600 0 21600 21600 0 21600 0 0 Z N"/></draw:custom-shape></draw:g><draw:circle draw:style-name="gr9" draw:text-style-name="P18" svg:width="0.505cm" svg:height="0.505cm" svg:x="3.055cm" svg:y="22.232cm"><text:p text:style-name="P13"><text:span text:style-name="T4">3</text:span></text:p></draw:circle><draw:line draw:style-name="gr4" draw:text-style-name="P14" svg:x1="3.304cm" svg:y1="3.579cm" svg:x2="3.304cm" svg:y2="4.484cm"><text:p/></draw:line><draw:g draw:style-name="gr6"><draw:custom-shape draw:style-name="gr7" draw:text-style-name="P16" svg:width="5.536cm" svg:height="0.987cm" svg:x="0.559cm" svg:y="7.008cm"><text:p text:style-name="P15"><text:span text:style-name="T2">creator.outputTag('receivedPDFbutton'</text:span></text:p><text:p text:style-name="P15"><text:span text:style-name="T2">, 'sideButtonArea', '#receivedButtonLis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7.999cm"><text:p text:style-name="P13"><text:span text:style-name="T3">受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1.675cm" svg:x2="3.348cm" svg:y2="22.204cm"><text:p/></draw:line><draw:g draw:style-name="gr6"><draw:custom-shape draw:style-name="gr7" draw:text-style-name="P16" svg:width="5.536cm" svg:height="0.987cm" svg:x="0.559cm" svg:y="4.512cm"><text:p text:style-name="P15"><text:span text:style-name="T2">creator.outputTag('sendPDFbutton',</text:span></text:p><text:p text:style-name="P15"><text:span text:style-name="T2"><text:s/></text:span><text:span text:style-name="T2">'sideButtonArea', '#sendButtonList');</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59cm" svg:y="5.503cm"><text:p text:style-name="P13"><text:span text:style-name="T3">発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6.479cm" svg:x2="3.348cm" svg:y2="7.008cm"><text:p/></draw:line><draw:line draw:style-name="gr4" draw:text-style-name="P14" svg:x1="11.724cm" svg:y1="3.588cm" svg:x2="11.724cm" svg:y2="4.251cm"><text:p/></draw:line><draw:g draw:style-name="gr6"><draw:custom-shape draw:style-name="gr7" draw:text-style-name="P20" svg:width="5.536cm" svg:height="0.987cm" svg:x="8.936cm" svg:y="4.251cm"><text:p text:style-name="P15"><text:span text:style-name="T8">makeGrid('receivedDat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5.242cm"><text:p text:style-name="P13"><text:span text:style-name="T3">受注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6.218cm" svg:x2="11.724cm" svg:y2="6.747cm"><text:p/></draw:line><draw:circle draw:style-name="gr9" draw:text-style-name="P18" svg:width="0.503cm" svg:height="0.503cm" svg:x="11.432cm" svg:y="3.085cm"><text:p text:style-name="P13"><text:span text:style-name="T4">3</text:span></text:p></draw:circle><draw:circle draw:style-name="gr9" draw:text-style-name="P18" svg:width="0.503cm" svg:height="0.503cm" svg:x="11.481cm" svg:y="16.741cm"><text:p text:style-name="P13"><text:span text:style-name="T4">E</text:span></text:p></draw:circle><draw:g draw:style-name="gr6"><draw:custom-shape draw:style-name="gr7" draw:text-style-name="P16" svg:width="5.536cm" svg:height="0.987cm" svg:x="8.936cm" svg:y="6.747cm"><text:p text:style-name="P15"><text:span text:style-name="T2">SetAddButtonLink</text:span></text:p><text:p text:style-name="P15"><text:span text:style-name="T2">('#sendTabContent', 'sendOrder.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7.738cm"><text:p text:style-name="P13"><text:span text:style-name="T3">発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8.714cm" svg:x2="11.724cm" svg:y2="9.243cm"><text:p/></draw:line><draw:g draw:style-name="gr6"><draw:custom-shape draw:style-name="gr7" draw:text-style-name="P16" svg:width="5.536cm" svg:height="0.987cm" svg:x="8.936cm" svg:y="11.746cm"><text:p text:style-name="P15"><text:span text:style-name="T2">setCalendar();</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12.737cm"><text:p text:style-name="P13"><text:span text:style-name="T3"><text:s/></text:span><text:span text:style-name="T3">カレンダーを付け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13.711cm" svg:x2="11.724cm" svg:y2="14.24cm"><text:p/></draw:line><draw:g draw:style-name="gr6"><draw:custom-shape draw:style-name="gr7" draw:text-style-name="P16" svg:width="5.536cm" svg:height="0.987cm" svg:x="8.936cm" svg:y="9.25cm"><text:p text:style-name="P15"><text:span text:style-name="T2">SetAddButtonLink</text:span></text:p><text:p text:style-name="P15"><text:span text:style-name="T2">('#receivedTabContent', 'receivedOrder.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10.241cm"><text:p text:style-name="P13"><text:span text:style-name="T3"><text:s/></text:span><text:span text:style-name="T3">受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11.217cm" svg:x2="11.724cm" svg:y2="11.746cm"><text:p/></draw:line><draw:g draw:style-name="gr6"><draw:custom-shape draw:style-name="gr7" draw:text-style-name="P16" svg:width="5.536cm" svg:height="0.987cm" svg:x="8.936cm" svg:y="14.245cm"><text:p text:style-name="P15"><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15.236cm"><text:p text:style-name="P13"><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16.212cm" svg:x2="11.724cm" svg:y2="16.741cm"><text:p/></draw:line></draw:g></text:p>
      <text:p text:style-name="P2"><draw:g text:anchor-type="as-char" draw:z-index="4" draw:style-name="gr3"><draw:frame draw:style-name="gr10" draw:text-style-name="P12" svg:width="16.827cm" svg:height="2.745cm" svg:x="0.083cm" svg:y="0cm"><draw:text-box><text:p><text:span text:style-name="T1">ファイル名</text:span><text:span text:style-name="T1">:sen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512</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発注の新規・編集画面をクリエイトタグを用いての作成</text:span></text:p><text:p><text:span text:style-name="T1">図の説明：　</text:span><text:span text:style-name="T1">sendOrder.html</text:span><text:span text:style-name="T1">ファイルに記述される内容のフローチャート</text:span></text:p><text:p><text:span text:style-name="T1">パラメータ</text:span></text:p></draw:text-box></draw:frame><draw:line draw:style-name="gr4" draw:text-style-name="P14" svg:x1="3.348cm" svg:y1="3.579cm" svg:x2="3.348cm" svg:y2="4.242cm"><text:p/></draw:line><draw:line draw:style-name="gr5" draw:text-style-name="P13" svg:x1="8.794cm" svg:y1="2.745cm" svg:x2="8.794cm" svg:y2="23.46cm"><text:p/></draw:line><draw:g draw:style-name="gr6"><draw:custom-shape draw:style-name="gr7" draw:text-style-name="P16" svg:width="5.536cm" svg:height="0.987cm" svg:x="0.559cm" svg:y="4.242cm"><text:p text:style-name="P15"><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5.233cm"><text:p text:style-name="P13"><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11" draw:text-style-name="P13" svg:x1="0cm" svg:y1="2.745cm" svg:x2="17.531cm" svg:y2="2.745cm"><text:p/></draw:line><draw:line draw:style-name="gr4" draw:text-style-name="P14" svg:x1="3.348cm" svg:y1="6.209cm" svg:x2="3.348cm" svg:y2="6.738cm"><text:p/></draw:line><draw:circle draw:style-name="gr9" draw:text-style-name="P18" svg:width="0.503cm" svg:height="0.503cm" svg:x="3.055cm" svg:y="3.076cm"><text:p text:style-name="P13"><text:span text:style-name="T4">S</text:span></text:p></draw:circle><draw:circle draw:style-name="gr9" draw:text-style-name="P18" svg:width="0.503cm" svg:height="0.503cm" svg:x="3.052cm" svg:y="24.209cm"><text:p text:style-name="P13"><text:span text:style-name="T4">1</text:span></text:p></draw:circle><draw:g draw:style-name="gr6"><draw:custom-shape draw:style-name="gr7" draw:text-style-name="P16" svg:width="5.536cm" svg:height="0.987cm" svg:x="1.058cm" svg:y="6.738cm"><text:p text:style-name="P15"><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058cm" svg:y="7.729cm"><text:p text:style-name="P13"><text:span text:style-name="T5"><text:s/></text:span><text:span text:style-name="T5">ウィンドウサイズを取得し</text:span></text:p><text:p text:style-name="P13"><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8.705cm" svg:x2="3.348cm" svg:y2="9.234cm"><text:p/></draw:line><draw:g draw:style-name="gr6"><draw:custom-shape draw:style-name="gr7" draw:text-style-name="P16" svg:width="5.536cm" svg:height="0.987cm" svg:x="1.558cm" svg:y="9.234cm"><text:p text:style-name="P15"><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558cm" svg:y="10.225cm"><text:p text:style-name="P13"><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1.201cm" svg:x2="3.348cm" svg:y2="11.73cm"><text:p/></draw:line><draw:g draw:style-name="gr6"><draw:custom-shape draw:style-name="gr7" draw:text-style-name="P16" svg:width="5.536cm" svg:height="0.987cm" svg:x="2.057cm" svg:y="11.73cm"><text:p text:style-name="P15"><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2.057cm" svg:y="12.721cm"><text:p text:style-name="P13"><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3.697cm" svg:x2="3.348cm" svg:y2="14.226cm"><text:p/></draw:line><draw:g draw:style-name="gr6"><draw:custom-shape draw:style-name="gr7" draw:text-style-name="P20" svg:width="5.536cm" svg:height="0.987cm" svg:x="0.559cm" svg:y="14.226cm"><text:p text:style-name="P15"><text:span text:style-name="T7">ここから</text:span><text:span text:style-name="T8">javascript</text:span></text:p><text:p text:style-name="P15"><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559cm" svg:y="15.217cm"><text:p text:style-name="P13"><text:span text:style-name="T6">dom</text:span><text:span text:style-name="T3">要素を作るための</text:span></text:p><text:p text:style-name="P13"><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6.194cm" svg:x2="3.348cm" svg:y2="16.723cm"><text:p/></draw:line><draw:g draw:style-name="gr6"><draw:custom-shape draw:style-name="gr7" draw:text-style-name="P20" svg:width="5.536cm" svg:height="0.987cm" svg:x="0.559cm" svg:y="16.722cm"><text:p text:style-name="P15"><text:span text:style-name="T8">creator.getJsonFile</text:span></text:p><text:p text:style-name="P15"><text:span text:style-name="T8">('source/orderSendAddEdit.js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17.713cm"><text:p text:style-name="P13"><text:span text:style-name="T3">dom</text:span><text:span text:style-name="T3">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8.688cm" svg:x2="3.348cm" svg:y2="19.217cm"><text:p/></draw:line><draw:g draw:style-name="gr6"><draw:custom-shape draw:style-name="gr7" draw:text-style-name="P20" svg:width="5.536cm" svg:height="0.987cm" svg:x="0.559cm" svg:y="19.218cm"><text:p text:style-name="P15"><text:span text:style-name="T8">creator.getDomFile</text:span></text:p><text:p text:style-name="P15"><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0.209cm"><text:p text:style-name="P13"><text:span text:style-name="T3">画面に配置する</text:span><text:span text:style-name="T3">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1.184cm" svg:x2="3.348cm" svg:y2="21.713cm"><text:p/></draw:line><draw:g draw:style-name="gr6"><draw:custom-shape draw:style-name="gr7" draw:text-style-name="P20" svg:width="5.536cm" svg:height="0.987cm" svg:x="0.559cm" svg:y="21.713cm"><text:p text:style-name="P15"><text:span text:style-name="T8">creator.outputTag</text:span></text:p><text:p text:style-name="P15"><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2.705cm"><text:p text:style-name="P13"><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3.68cm" svg:x2="3.348cm" svg:y2="24.209cm"><text:p/></draw:line><draw:line draw:style-name="gr4" draw:text-style-name="P14" svg:x1="12.467cm" svg:y1="3.579cm" svg:x2="12.467cm" svg:y2="4.242cm"><text:p/></draw:line><draw:g draw:style-name="gr6"><draw:custom-shape draw:style-name="gr7" draw:text-style-name="P20" svg:width="5.536cm" svg:height="0.987cm" svg:x="9.678cm" svg:y="4.242cm"><text:p text:style-name="P15"><text:span text:style-name="T8">creator.outputTag</text:span></text:p><text:p text:style-name="P15"><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5.233cm"><text:p text:style-name="P13"><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6.209cm" svg:x2="12.467cm" svg:y2="6.738cm"><text:p/></draw:line><draw:circle draw:style-name="gr9" draw:text-style-name="P18" svg:width="0.503cm" svg:height="0.503cm" svg:x="12.174cm" svg:y="3.076cm"><text:p text:style-name="P13"><text:span text:style-name="T4">1</text:span></text:p></draw:circle><draw:circle draw:style-name="gr9" draw:text-style-name="P18" svg:width="0.503cm" svg:height="0.503cm" svg:x="12.171cm" svg:y="24.209cm"><text:p text:style-name="P13"><text:span text:style-name="T4">2</text:span></text:p></draw:circle><draw:g draw:style-name="gr6"><draw:custom-shape draw:style-name="gr7" draw:text-style-name="P16" svg:width="5.536cm" svg:height="0.987cm" svg:x="9.678cm" svg:y="9.266cm"><text:p text:style-name="P15"><text:span text:style-name="T2">creator.outputTag</text:span></text:p><text:p text:style-name="P15"><text:span text:style-name="T2">('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0.257cm"><text:p text:style-name="P13"><text:span text:style-name="T3">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1.233cm" svg:x2="12.467cm" svg:y2="11.762cm"><text:p/></draw:line><draw:g draw:style-name="gr6"><draw:custom-shape draw:style-name="gr7" draw:text-style-name="P16" svg:width="5.536cm" svg:height="0.987cm" svg:x="9.678cm" svg:y="11.762cm"><text:p text:style-name="P15"><text:span text:style-name="T2">creator.outputTag</text:span></text:p><text:p text:style-name="P15"><text:span text:style-name="T2">('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2.753cm"><text:p text:style-name="P13"><text:span text:style-name="T3">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3.729cm" svg:x2="12.467cm" svg:y2="14.258cm"><text:p/></draw:line><draw:g draw:style-name="gr6"><draw:custom-shape draw:style-name="gr7" draw:text-style-name="P16" svg:width="5.536cm" svg:height="0.987cm" svg:x="9.678cm" svg:y="14.258cm"><text:p text:style-name="P15"><text:span text:style-name="T2">creator.outputTag('leftButtonArea',</text:span></text:p><text:p text:style-name="P15"><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5.249cm"><text:p text:style-name="P13"><text:span text:style-name="T3">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6.225cm" svg:x2="12.467cm" svg:y2="16.754cm"><text:p/></draw:line><draw:g draw:style-name="gr6"><draw:custom-shape draw:style-name="gr7" draw:text-style-name="P16" svg:width="5.536cm" svg:height="0.987cm" svg:x="9.678cm" svg:y="16.753cm"><text:p text:style-name="P15"><text:span text:style-name="T2">creator.outputTag('leftButtonArea',</text:span></text:p><text:p text:style-name="P15"><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7.745cm"><text:p text:style-name="P13"><text:span text:style-name="T3">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8.721cm" svg:x2="12.467cm" svg:y2="19.25cm"><text:p/></draw:line><draw:g draw:style-name="gr6"><draw:custom-shape draw:style-name="gr7" draw:text-style-name="P16" svg:width="5.536cm" svg:height="0.987cm" svg:x="9.678cm" svg:y="19.249cm"><text:p text:style-name="P15"><text:span text:style-name="T2">creator.outputTag('sendWrapList', </text:span></text:p><text:p text:style-name="P15"><text:span text:style-name="T2">'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0.241cm"><text:p text:style-name="P13"><text:span text:style-name="T3">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1.216cm" svg:x2="12.467cm" svg:y2="21.745cm"><text:p/></draw:line><draw:g draw:style-name="gr6"><draw:custom-shape draw:style-name="gr7" draw:text-style-name="P16" svg:width="5.536cm" svg:height="0.987cm" svg:x="9.678cm" svg:y="21.745cm"><text:p text:style-name="P15"><text:span text:style-name="T2">makeGrid('sendData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2.737cm"><text:p text:style-name="P13"><text:span text:style-name="T3">発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3.712cm" svg:x2="12.467cm" svg:y2="24.241cm"><text:p/></draw:line><draw:g draw:style-name="gr6"><draw:custom-shape draw:style-name="gr7" draw:text-style-name="P20" svg:width="5.536cm" svg:height="0.987cm" svg:x="9.678cm" svg:y="6.77cm"><text:p text:style-name="P15"><text:span text:style-name="T8">creator.outputTag</text:span></text:p><text:p text:style-name="P15"><text:span text:style-name="T8">('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7.761cm"><text:p text:style-name="P13"><text:span text:style-name="T3">テキストボックスに発注データを</text:span></text:p><text:p text:style-name="P13"><text:span text:style-name="T3">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8.738cm" svg:x2="12.467cm" svg:y2="9.267cm"><text:p/></draw:line></draw:g></text:p>
      <text:p text:style-name="P3"><draw:g text:anchor-type="as-char" draw:z-index="5" draw:style-name="gr3"><draw:frame draw:style-name="gr10" draw:text-style-name="P12" svg:width="16.827cm" svg:height="2.745cm" svg:x="0.083cm" svg:y="0cm"><draw:text-box><text:p><text:span text:style-name="T1">ファイル名</text:span><text:span text:style-name="T1">:sen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512</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発注の新規・編集画面をクリエイトタグを用いての作成</text:span></text:p><text:p><text:span text:style-name="T1">図の説明：　</text:span><text:span text:style-name="T1">sendOrder.html</text:span><text:span text:style-name="T1">ファイルに記述される内容のフローチャート</text:span></text:p><text:p><text:span text:style-name="T1">パラメータ</text:span></text:p></draw:text-box></draw:frame><draw:line draw:style-name="gr11" draw:text-style-name="P13" svg:x1="0cm" svg:y1="2.745cm" svg:x2="17.531cm" svg:y2="2.745cm"><text:p/></draw:line><draw:line draw:style-name="gr5" draw:text-style-name="P13" svg:x1="8.235cm" svg:y1="2.747cm" svg:x2="8.235cm" svg:y2="23.462cm"><text:p/></draw:line><draw:line draw:style-name="gr4" draw:text-style-name="P14" svg:x1="2.789cm" svg:y1="3.754cm" svg:x2="2.789cm" svg:y2="4.283cm"><text:p/></draw:line><draw:circle draw:style-name="gr9" draw:text-style-name="P18" svg:width="0.503cm" svg:height="0.503cm" svg:x="2.496cm" svg:y="3.08cm"><text:p text:style-name="P13"><text:span text:style-name="T4">２</text:span></text:p></draw:circle><draw:circle draw:style-name="gr9" draw:text-style-name="P18" svg:width="0.503cm" svg:height="0.503cm" svg:x="2.492cm" svg:y="21.754cm"><text:p text:style-name="P13"><text:span text:style-name="T4">３</text:span></text:p></draw:circle><draw:g draw:style-name="gr6"><draw:custom-shape draw:style-name="gr7" draw:text-style-name="P16" svg:width="5.536cm" svg:height="0.987cm" svg:x="0cm" svg:y="4.283cm"><text:p text:style-name="P15"><text:span text:style-name="T2">creator.outputTag</text:span></text:p><text:p text:style-name="P15"><text:span text:style-name="T2">('new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5.274cm"><text:p text:style-name="P13"><text:span text:style-name="T5">新規追加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6.248cm" svg:x2="2.789cm" svg:y2="6.777cm"><text:p/></draw:line><draw:g draw:style-name="gr6"><draw:custom-shape draw:style-name="gr7" draw:text-style-name="P16" svg:width="5.536cm" svg:height="0.987cm" svg:x="0cm" svg:y="6.779cm"><text:p text:style-name="P15"><text:span text:style-name="T2">creator.outputTag('newDialogHeader',</text:span></text:p><text:p text:style-name="P15"><text:span text:style-name="T2"><text:s/></text:span><text:span text:style-name="T2">'dialogHeader', '#newDialog');</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7.77cm"><text:p text:style-name="P13"><text:span text:style-name="T5">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8.745cm" svg:x2="2.789cm" svg:y2="9.274cm"><text:p/></draw:line><draw:g draw:style-name="gr6"><draw:custom-shape draw:style-name="gr7" draw:text-style-name="P16" svg:width="5.536cm" svg:height="0.987cm" svg:x="0cm" svg:y="9.275cm"><text:p text:style-name="P15"><text:span text:style-name="T2">creator.outputTag('dialogPulldown4',</text:span></text:p><text:p text:style-name="P15"><text:span text:style-name="T2"><text:s/></text:span><text:span text:style-name="T2">'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0.266cm"><text:p text:style-name="P13"><text:span text:style-name="T3">追加ダイアログの</text:span><text:span text:style-name="T3">1</text:span><text:span text:style-name="T3">つ目</text:span><text:span text:style-name="T3">(4</text:span><text:span text:style-name="T3">連続</text:span></text:p><text:p text:style-name="P13"><text:span text:style-name="T3">プルダウン</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1.241cm" svg:x2="2.789cm" svg:y2="11.77cm"><text:p/></draw:line><draw:g draw:style-name="gr6"><draw:custom-shape draw:style-name="gr7" draw:text-style-name="P20" svg:width="5.536cm" svg:height="0.987cm" svg:x="0cm" svg:y="11.77cm"><text:p text:style-name="P15"><text:span text:style-name="T8">creator.outputTag('dialogTextbox2'</text:span></text:p><text:p text:style-name="P15"><text:span text:style-name="T8">, 'dialogTextbox2',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2.762cm"><text:p text:style-name="P13"><text:span text:style-name="T3">追加ダイアログの</text:span><text:span text:style-name="T3">2</text:span><text:span text:style-name="T3">つ目</text:span><text:span text:style-name="T3">(2</text:span><text:span text:style-name="T3">連続テキスト</text:span></text:p><text:p text:style-name="P13"><text:span text:style-name="T3">ボックス</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3.739cm" svg:x2="2.789cm" svg:y2="14.268cm"><text:p/></draw:line><draw:g draw:style-name="gr6"><draw:custom-shape draw:style-name="gr7" draw:text-style-name="P20" svg:width="5.536cm" svg:height="0.987cm" svg:x="0cm" svg:y="14.266cm"><text:p text:style-name="P15"><text:span text:style-name="T8">creator.outputTag('newDialogLast',</text:span></text:p><text:p text:style-name="P15"><text:span text:style-name="T8"><text:s/></text:span><text:span text:style-name="T8">'newDialogLast', '#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5.258cm"><text:p text:style-name="P13"><text:span text:style-name="T3">追加ダイアログの</text:span><text:span text:style-name="T3">3</text:span><text:span text:style-name="T3">つ目</text:span><text:span text:style-name="T3">(</text:span><text:span text:style-name="T3">最後の</text:span></text:p><text:p text:style-name="P13"><text:span text:style-name="T3">コンテンツ</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6.234cm" svg:x2="2.789cm" svg:y2="16.763cm"><text:p/></draw:line><draw:g draw:style-name="gr6"><draw:custom-shape draw:style-name="gr7" draw:text-style-name="P20" svg:width="5.536cm" svg:height="0.987cm" svg:x="0cm" svg:y="16.762cm"><text:p text:style-name="P15"><text:span text:style-name="T8">createDialog('#newDialog', '.add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7.754cm"><text:p text:style-name="P13"><text:span text:style-name="T3">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8.73cm" svg:x2="2.789cm" svg:y2="19.259cm"><text:p/></draw:line><draw:g draw:style-name="gr6"><draw:custom-shape draw:style-name="gr7" draw:text-style-name="P20" svg:width="5.536cm" svg:height="0.987cm" svg:x="0cm" svg:y="19.258cm"><text:p text:style-name="P15"><text:span text:style-name="T8">creator.outputTag</text:span></text:p><text:p text:style-name="P15"><text:span text:style-name="T8">('lessStock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20.249cm"><text:p text:style-name="P13"><text:span text:style-name="T3">未在庫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21.226cm" svg:x2="2.789cm" svg:y2="21.755cm"><text:p/></draw:line><draw:line draw:style-name="gr4" draw:text-style-name="P14" svg:x1="11.908cm" svg:y1="3.581cm" svg:x2="11.908cm" svg:y2="4.244cm"><text:p/></draw:line><draw:g draw:style-name="gr6"><draw:custom-shape draw:style-name="gr7" draw:text-style-name="P20" svg:width="5.536cm" svg:height="0.987cm" svg:x="9.119cm" svg:y="4.246cm"><text:p text:style-name="P15"><text:span text:style-name="T8">creator.outputTag('lessStockDialogHeader',</text:span></text:p><text:p text:style-name="P15"><text:span text:style-name="T8"><text:s/></text:span><text:span text:style-name="T8">'dialogHeader',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5.237cm"><text:p text:style-name="P13"><text:span text:style-name="T3">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6.211cm" svg:x2="11.908cm" svg:y2="6.74cm"><text:p/></draw:line><draw:circle draw:style-name="gr9" draw:text-style-name="P18" svg:width="0.503cm" svg:height="0.503cm" svg:x="11.615cm" svg:y="3.08cm"><text:p text:style-name="P13"><text:span text:style-name="T4">３</text:span></text:p></draw:circle><draw:circle draw:style-name="gr9" draw:text-style-name="P18" svg:width="0.503cm" svg:height="0.503cm" svg:x="11.612cm" svg:y="21.761cm"><text:p text:style-name="P13"><text:span text:style-name="T4">E</text:span></text:p></draw:circle><draw:g draw:style-name="gr6"><draw:custom-shape draw:style-name="gr7" draw:text-style-name="P16" svg:width="5.536cm" svg:height="0.987cm" svg:x="9.119cm" svg:y="9.269cm"><text:p text:style-name="P15"><text:span text:style-name="T2">makeGrid('sendDataLessStock');</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0.261cm"><text:p text:style-name="P13"><text:span text:style-name="T3">未在庫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1.236cm" svg:x2="11.908cm" svg:y2="11.765cm"><text:p/></draw:line><draw:g draw:style-name="gr6"><draw:custom-shape draw:style-name="gr7" draw:text-style-name="P16" svg:width="5.536cm" svg:height="0.987cm" svg:x="9.119cm" svg:y="11.765cm"><text:p text:style-name="P15"><text:span text:style-name="T2">CreateDialog</text:span></text:p><text:p text:style-name="P15"><text:span text:style-name="T2">('#lessStockDialog', '.lessStock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2.756cm"><text:p text:style-name="P13"><text:span text:style-name="T3">未在庫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3.732cm" svg:x2="11.908cm" svg:y2="14.261cm"><text:p/></draw:line><draw:g draw:style-name="gr6"><draw:custom-shape draw:style-name="gr7" draw:text-style-name="P16" svg:width="5.536cm" svg:height="0.987cm" svg:x="9.119cm" svg:y="14.261cm"><text:p text:style-name="P15"><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5.252cm"><text:p text:style-name="P13"><text:span text:style-name="T3">option</text:span><text:span text:style-name="T3">タグの</text:span><text:span text:style-name="T3">valu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6.228cm" svg:x2="11.908cm" svg:y2="16.757cm"><text:p/></draw:line><draw:g draw:style-name="gr6"><draw:custom-shape draw:style-name="gr7" draw:text-style-name="P16" svg:width="5.536cm" svg:height="0.987cm" svg:x="9.119cm" svg:y="16.757cm"><text:p text:style-name="P15"><text:span text:style-name="T2">setName(send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7.748cm"><text:p text:style-name="P13"><text:span text:style-name="T3">テキストボックスの</text:span><text:span text:style-name="T3">nam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8.724cm" svg:x2="11.908cm" svg:y2="19.253cm"><text:p/></draw:line><draw:g draw:style-name="gr6"><draw:custom-shape draw:style-name="gr7" draw:text-style-name="P16" svg:width="5.536cm" svg:height="0.987cm" svg:x="9.119cm" svg:y="19.253cm"><text:p text:style-name="P15"><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20.244cm"><text:p text:style-name="P13"><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21.219cm" svg:x2="11.908cm" svg:y2="21.748cm"><text:p/></draw:line><draw:g draw:style-name="gr6"><draw:custom-shape draw:style-name="gr7" draw:text-style-name="P20" svg:width="5.536cm" svg:height="0.987cm" svg:x="9.119cm" svg:y="6.773cm"><text:p text:style-name="P15"><text:span text:style-name="T8">creator.outputTag('lessStockWrapList',</text:span></text:p><text:p text:style-name="P15"><text:span text:style-name="T8"><text:s/></text:span><text:span text:style-name="T8">'wrapList',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7.765cm"><text:p text:style-name="P13"><text:span text:style-name="T3">未在庫テーブル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8.74cm" svg:x2="11.908cm" svg:y2="9.269cm"><text:p/></draw:line></draw:g></text:p>
      <text:p text:style-name="P4"><draw:g text:anchor-type="as-char" draw:z-index="6" draw:style-name="gr3"><draw:frame draw:style-name="gr10" draw:text-style-name="P12" svg:width="16.827cm" svg:height="2.745cm" svg:x="0.083cm" svg:y="0cm"><draw:text-box><text:p><text:span text:style-name="T1">ファイル名</text:span><text:span text:style-name="T1">:receive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512</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受注の新規・編集画面をクリエイトタグを用いての作成</text:span></text:p><text:p><text:span text:style-name="T1">図の説明：　</text:span><text:span text:style-name="T1">receivedOrder.html</text:span><text:span text:style-name="T1">ファイルに記述される内容のフローチャート</text:span></text:p><text:p><text:span text:style-name="T1">パラメータ</text:span></text:p></draw:text-box></draw:frame><draw:line draw:style-name="gr4" draw:text-style-name="P14" svg:x1="3.348cm" svg:y1="3.579cm" svg:x2="3.348cm" svg:y2="4.242cm"><text:p/></draw:line><draw:line draw:style-name="gr5" draw:text-style-name="P13" svg:x1="8.794cm" svg:y1="2.745cm" svg:x2="8.794cm" svg:y2="23.46cm"><text:p/></draw:line><draw:g draw:style-name="gr6"><draw:custom-shape draw:style-name="gr7" draw:text-style-name="P16" svg:width="5.536cm" svg:height="0.987cm" svg:x="0.559cm" svg:y="4.242cm"><text:p text:style-name="P15"><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5.233cm"><text:p text:style-name="P13"><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11" draw:text-style-name="P13" svg:x1="0cm" svg:y1="2.745cm" svg:x2="17.531cm" svg:y2="2.745cm"><text:p/></draw:line><draw:line draw:style-name="gr4" draw:text-style-name="P14" svg:x1="3.348cm" svg:y1="6.209cm" svg:x2="3.348cm" svg:y2="6.738cm"><text:p/></draw:line><draw:circle draw:style-name="gr9" draw:text-style-name="P18" svg:width="0.503cm" svg:height="0.503cm" svg:x="3.055cm" svg:y="3.076cm"><text:p text:style-name="P13"><text:span text:style-name="T4">S</text:span></text:p></draw:circle><draw:circle draw:style-name="gr9" draw:text-style-name="P18" svg:width="0.503cm" svg:height="0.503cm" svg:x="3.052cm" svg:y="24.209cm"><text:p text:style-name="P13"><text:span text:style-name="T4">1</text:span></text:p></draw:circle><draw:g draw:style-name="gr6"><draw:custom-shape draw:style-name="gr7" draw:text-style-name="P16" svg:width="5.536cm" svg:height="0.987cm" svg:x="1.058cm" svg:y="6.738cm"><text:p text:style-name="P15"><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058cm" svg:y="7.729cm"><text:p text:style-name="P13"><text:span text:style-name="T5"><text:s/></text:span><text:span text:style-name="T5">ウィンドウサイズを取得し</text:span></text:p><text:p text:style-name="P13"><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8.705cm" svg:x2="3.348cm" svg:y2="9.234cm"><text:p/></draw:line><draw:g draw:style-name="gr6"><draw:custom-shape draw:style-name="gr7" draw:text-style-name="P16" svg:width="5.536cm" svg:height="0.987cm" svg:x="1.558cm" svg:y="9.234cm"><text:p text:style-name="P15"><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558cm" svg:y="10.225cm"><text:p text:style-name="P13"><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1.201cm" svg:x2="3.348cm" svg:y2="11.73cm"><text:p/></draw:line><draw:g draw:style-name="gr6"><draw:custom-shape draw:style-name="gr7" draw:text-style-name="P16" svg:width="5.536cm" svg:height="0.987cm" svg:x="2.057cm" svg:y="11.73cm"><text:p text:style-name="P15"><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2.057cm" svg:y="12.721cm"><text:p text:style-name="P13"><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3.697cm" svg:x2="3.348cm" svg:y2="14.226cm"><text:p/></draw:line><draw:g draw:style-name="gr6"><draw:custom-shape draw:style-name="gr7" draw:text-style-name="P20" svg:width="5.536cm" svg:height="0.987cm" svg:x="0.559cm" svg:y="14.226cm"><text:p text:style-name="P15"><text:span text:style-name="T7">ここから</text:span><text:span text:style-name="T8">javascript</text:span></text:p><text:p text:style-name="P15"><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559cm" svg:y="15.217cm"><text:p text:style-name="P13"><text:span text:style-name="T6">dom</text:span><text:span text:style-name="T3">要素を作るための</text:span></text:p><text:p text:style-name="P13"><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6.194cm" svg:x2="3.348cm" svg:y2="16.723cm"><text:p/></draw:line><draw:g draw:style-name="gr6"><draw:custom-shape draw:style-name="gr7" draw:text-style-name="P20" svg:width="5.536cm" svg:height="0.987cm" svg:x="0.559cm" svg:y="16.722cm"><text:p text:style-name="P15"><text:span text:style-name="T8">creator.getJsonFile</text:span></text:p><text:p text:style-name="P15"><text:span text:style-name="T8">('source/orderReceivedAddEdit.js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17.713cm"><text:p text:style-name="P13"><text:span text:style-name="T3">dom</text:span><text:span text:style-name="T3">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8.688cm" svg:x2="3.348cm" svg:y2="19.217cm"><text:p/></draw:line><draw:g draw:style-name="gr6"><draw:custom-shape draw:style-name="gr7" draw:text-style-name="P20" svg:width="5.536cm" svg:height="0.987cm" svg:x="0.559cm" svg:y="19.218cm"><text:p text:style-name="P15"><text:span text:style-name="T8">creator.getDomFile</text:span></text:p><text:p text:style-name="P15"><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0.209cm"><text:p text:style-name="P13"><text:span text:style-name="T3">画面に配置する</text:span><text:span text:style-name="T3">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1.184cm" svg:x2="3.348cm" svg:y2="21.713cm"><text:p/></draw:line><draw:g draw:style-name="gr6"><draw:custom-shape draw:style-name="gr7" draw:text-style-name="P20" svg:width="5.536cm" svg:height="0.987cm" svg:x="0.559cm" svg:y="21.713cm"><text:p text:style-name="P15"><text:span text:style-name="T8">creator.outputTag</text:span></text:p><text:p text:style-name="P15"><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2.705cm"><text:p text:style-name="P13"><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3.68cm" svg:x2="3.348cm" svg:y2="24.209cm"><text:p/></draw:line><draw:line draw:style-name="gr4" draw:text-style-name="P14" svg:x1="12.467cm" svg:y1="3.579cm" svg:x2="12.467cm" svg:y2="4.242cm"><text:p/></draw:line><draw:g draw:style-name="gr6"><draw:custom-shape draw:style-name="gr7" draw:text-style-name="P20" svg:width="5.536cm" svg:height="0.987cm" svg:x="9.678cm" svg:y="4.242cm"><text:p text:style-name="P15"><text:span text:style-name="T8">creator.outputTag</text:span></text:p><text:p text:style-name="P15"><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5.233cm"><text:p text:style-name="P13"><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6.209cm" svg:x2="12.467cm" svg:y2="6.738cm"><text:p/></draw:line><draw:circle draw:style-name="gr9" draw:text-style-name="P18" svg:width="0.503cm" svg:height="0.503cm" svg:x="12.174cm" svg:y="3.076cm"><text:p text:style-name="P13"><text:span text:style-name="T4">1</text:span></text:p></draw:circle><draw:circle draw:style-name="gr9" draw:text-style-name="P18" svg:width="0.503cm" svg:height="0.503cm" svg:x="12.171cm" svg:y="24.209cm"><text:p text:style-name="P13"><text:span text:style-name="T4">2</text:span></text:p></draw:circle><draw:g draw:style-name="gr6"><draw:custom-shape draw:style-name="gr7" draw:text-style-name="P16" svg:width="5.536cm" svg:height="0.987cm" svg:x="9.678cm" svg:y="9.266cm"><text:p text:style-name="P15"><text:span text:style-name="T2">creator.outputTag</text:span></text:p><text:p text:style-name="P15"><text:span text:style-name="T2">('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0.257cm"><text:p text:style-name="P13"><text:span text:style-name="T3">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1.233cm" svg:x2="12.467cm" svg:y2="11.762cm"><text:p/></draw:line><draw:g draw:style-name="gr6"><draw:custom-shape draw:style-name="gr7" draw:text-style-name="P16" svg:width="5.536cm" svg:height="0.987cm" svg:x="9.678cm" svg:y="11.762cm"><text:p text:style-name="P15"><text:span text:style-name="T2">creator.outputTag</text:span></text:p><text:p text:style-name="P15"><text:span text:style-name="T2">('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2.753cm"><text:p text:style-name="P13"><text:span text:style-name="T3">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3.729cm" svg:x2="12.467cm" svg:y2="14.258cm"><text:p/></draw:line><draw:g draw:style-name="gr6"><draw:custom-shape draw:style-name="gr7" draw:text-style-name="P16" svg:width="5.536cm" svg:height="0.987cm" svg:x="9.678cm" svg:y="14.258cm"><text:p text:style-name="P15"><text:span text:style-name="T2">creator.outputTag('leftButtonArea',</text:span></text:p><text:p text:style-name="P15"><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5.249cm"><text:p text:style-name="P13"><text:span text:style-name="T3">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6.225cm" svg:x2="12.467cm" svg:y2="16.754cm"><text:p/></draw:line><draw:g draw:style-name="gr6"><draw:custom-shape draw:style-name="gr7" draw:text-style-name="P16" svg:width="5.536cm" svg:height="0.987cm" svg:x="9.678cm" svg:y="16.753cm"><text:p text:style-name="P15"><text:span text:style-name="T2">creator.outputTag('leftButtonArea',</text:span></text:p><text:p text:style-name="P15"><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7.745cm"><text:p text:style-name="P13"><text:span text:style-name="T3">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8.721cm" svg:x2="12.467cm" svg:y2="19.25cm"><text:p/></draw:line><draw:g draw:style-name="gr6"><draw:custom-shape draw:style-name="gr7" draw:text-style-name="P16" svg:width="5.536cm" svg:height="0.987cm" svg:x="9.678cm" svg:y="19.249cm"><text:p text:style-name="P15"><text:span text:style-name="T2">creator.outputTag('receivedWrapList', </text:span></text:p><text:p text:style-name="P15"><text:span text:style-name="T2">'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0.241cm"><text:p text:style-name="P13"><text:span text:style-name="T3">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1.216cm" svg:x2="12.467cm" svg:y2="21.745cm"><text:p/></draw:line><draw:g draw:style-name="gr6"><draw:custom-shape draw:style-name="gr7" draw:text-style-name="P16" svg:width="5.536cm" svg:height="0.987cm" svg:x="9.678cm" svg:y="21.745cm"><text:p text:style-name="P15"><text:span text:style-name="T2">makeGrid('receivedData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2.737cm"><text:p text:style-name="P13"><text:span text:style-name="T3">受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3.712cm" svg:x2="12.467cm" svg:y2="24.241cm"><text:p/></draw:line><draw:g draw:style-name="gr6"><draw:custom-shape draw:style-name="gr7" draw:text-style-name="P20" svg:width="5.536cm" svg:height="0.987cm" svg:x="9.678cm" svg:y="6.77cm"><text:p text:style-name="P15"><text:span text:style-name="T8">creator.outputTag</text:span></text:p><text:p text:style-name="P15"><text:span text:style-name="T8">('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7.761cm"><text:p text:style-name="P13"><text:span text:style-name="T3">テキストボックスに発注データを</text:span></text:p><text:p text:style-name="P13"><text:span text:style-name="T3">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8.738cm" svg:x2="12.467cm" svg:y2="9.267cm"><text:p/></draw:line></draw:g></text:p>
      <text:p text:style-name="P4"><draw:g text:anchor-type="as-char" draw:z-index="7" draw:style-name="gr3"><draw:frame draw:style-name="gr10" draw:text-style-name="P12" svg:width="16.827cm" svg:height="2.745cm" svg:x="0.083cm" svg:y="0cm"><draw:text-box><text:p><text:span text:style-name="T1">ファイル名</text:span><text:span text:style-name="T1">:receive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512</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受注の新規・編集画面をクリエイトタグを用いての作成</text:span></text:p><text:p><text:span text:style-name="T1">図の説明：　</text:span><text:span text:style-name="T1">receivedOrder.html</text:span><text:span text:style-name="T1">ファイルに記述される内容のフローチャート</text:span></text:p><text:p><text:span text:style-name="T1">パラメータ</text:span></text:p></draw:text-box></draw:frame><draw:line draw:style-name="gr11" draw:text-style-name="P13" svg:x1="0cm" svg:y1="2.745cm" svg:x2="17.531cm" svg:y2="2.745cm"><text:p/></draw:line><draw:line draw:style-name="gr5" draw:text-style-name="P13" svg:x1="8.235cm" svg:y1="2.747cm" svg:x2="8.235cm" svg:y2="23.462cm"><text:p/></draw:line><draw:line draw:style-name="gr4" draw:text-style-name="P14" svg:x1="2.789cm" svg:y1="3.564cm" svg:x2="2.789cm" svg:y2="4.093cm"><text:p/></draw:line><draw:circle draw:style-name="gr9" draw:text-style-name="P18" svg:width="0.503cm" svg:height="0.503cm" svg:x="2.496cm" svg:y="3.08cm"><text:p text:style-name="P13"><text:span text:style-name="T4">２</text:span></text:p></draw:circle><draw:circle draw:style-name="gr9" draw:text-style-name="P18" svg:width="0.503cm" svg:height="0.503cm" svg:x="2.492cm" svg:y="21.564cm"><text:p text:style-name="P13"><text:span text:style-name="T4">３</text:span></text:p></draw:circle><draw:g draw:style-name="gr6"><draw:custom-shape draw:style-name="gr7" draw:text-style-name="P16" svg:width="5.536cm" svg:height="0.987cm" svg:x="0cm" svg:y="4.092cm"><text:p text:style-name="P15"><text:span text:style-name="T2">creator.outputTag</text:span></text:p><text:p text:style-name="P15"><text:span text:style-name="T2">('new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5.084cm"><text:p text:style-name="P13"><text:span text:style-name="T5">新規追加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6.06cm" svg:x2="2.789cm" svg:y2="6.589cm"><text:p/></draw:line><draw:g draw:style-name="gr6"><draw:custom-shape draw:style-name="gr7" draw:text-style-name="P16" svg:width="5.536cm" svg:height="0.987cm" svg:x="0cm" svg:y="6.588cm"><text:p text:style-name="P15"><text:span text:style-name="T2">creator.outputTag('newDialogHeader',</text:span></text:p><text:p text:style-name="P15"><text:span text:style-name="T2"><text:s/></text:span><text:span text:style-name="T2">'dialogHeader', '#newDialog');</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7.579cm"><text:p text:style-name="P13"><text:span text:style-name="T5">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8.556cm" svg:x2="2.789cm" svg:y2="9.085cm"><text:p/></draw:line><draw:g draw:style-name="gr6"><draw:custom-shape draw:style-name="gr7" draw:text-style-name="P16" svg:width="5.536cm" svg:height="0.987cm" svg:x="0cm" svg:y="9.084cm"><text:p text:style-name="P15"><text:span text:style-name="T2">creator.outputTag('dialogPulldown4',</text:span></text:p><text:p text:style-name="P15"><text:span text:style-name="T2"><text:s/></text:span><text:span text:style-name="T2">'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0.075cm"><text:p text:style-name="P13"><text:span text:style-name="T3">追加ダイアログの</text:span><text:span text:style-name="T3">1</text:span><text:span text:style-name="T3">つ目</text:span><text:span text:style-name="T3">(4</text:span><text:span text:style-name="T3">連続</text:span></text:p><text:p text:style-name="P13"><text:span text:style-name="T3">プルダウン</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g draw:style-name="gr6"><draw:custom-shape draw:style-name="gr7" draw:text-style-name="P20" svg:width="5.536cm" svg:height="0.987cm" svg:x="0cm" svg:y="14.141cm"><text:p text:style-name="P15"><text:span text:style-name="T8">creator.outputTag('dialogTextbox2'</text:span></text:p><text:p text:style-name="P15"><text:span text:style-name="T8">, 'dialogTextbox2',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5.132cm"><text:p text:style-name="P13"><text:span text:style-name="T3">追加ダイアログの３つ目</text:span><text:span text:style-name="T3">(2</text:span><text:span text:style-name="T3">連続テキスト</text:span></text:p><text:p text:style-name="P13"><text:span text:style-name="T3">ボックス</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6.109cm" svg:x2="2.789cm" svg:y2="16.638cm"><text:p/></draw:line><draw:g draw:style-name="gr6"><draw:custom-shape draw:style-name="gr7" draw:text-style-name="P20" svg:width="5.536cm" svg:height="0.987cm" svg:x="0cm" svg:y="16.637cm"><text:p text:style-name="P15"><text:span text:style-name="T8">creator.outputTag('newDialogLast',</text:span></text:p><text:p text:style-name="P15"><text:span text:style-name="T8"><text:s/></text:span><text:span text:style-name="T8">'reNewDialogLast', '#re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7.628cm"><text:p text:style-name="P13"><text:span text:style-name="T3">追加ダイアログの４つ目</text:span><text:span text:style-name="T3">(</text:span><text:span text:style-name="T3">最後の</text:span></text:p><text:p text:style-name="P13"><text:span text:style-name="T3">コンテンツ</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8.604cm" svg:x2="2.789cm" svg:y2="19.133cm"><text:p/></draw:line><draw:g draw:style-name="gr6"><draw:custom-shape draw:style-name="gr7" draw:text-style-name="P20" svg:width="5.536cm" svg:height="0.987cm" svg:x="0cm" svg:y="19.133cm"><text:p text:style-name="P15"><text:span text:style-name="T8">createDialog('#newDialog', '.add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20.124cm"><text:p text:style-name="P13"><text:span text:style-name="T3">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21.1cm" svg:x2="2.789cm" svg:y2="21.629cm"><text:p/></draw:line><draw:g draw:style-name="gr6"><draw:custom-shape draw:style-name="gr7" draw:text-style-name="P20" svg:width="5.536cm" svg:height="0.987cm" svg:x="9.185cm" svg:y="4.311cm"><text:p text:style-name="P15"><text:span text:style-name="T8">creator.outputTag</text:span></text:p><text:p text:style-name="P15"><text:span text:style-name="T8">('return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85cm" svg:y="5.302cm"><text:p text:style-name="P13"><text:span text:style-name="T3">返品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75cm" svg:y1="6.278cm" svg:x2="11.975cm" svg:y2="6.807cm"><text:p/></draw:line><draw:line draw:style-name="gr4" draw:text-style-name="P14" svg:x1="11.908cm" svg:y1="3.581cm" svg:x2="11.908cm" svg:y2="4.244cm"><text:p/></draw:line><draw:g draw:style-name="gr6"><draw:custom-shape draw:style-name="gr7" draw:text-style-name="P20" svg:width="5.536cm" svg:height="0.987cm" svg:x="9.119cm" svg:y="6.807cm"><text:p text:style-name="P15"><text:span text:style-name="T8">creator.outputTag('returnDialogHeader',</text:span></text:p><text:p text:style-name="P15"><text:span text:style-name="T8"><text:s/></text:span><text:span text:style-name="T8">'dialogHeader',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7.798cm"><text:p text:style-name="P13"><text:span text:style-name="T3">返品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8.774cm" svg:x2="11.908cm" svg:y2="9.303cm"><text:p/></draw:line><draw:circle draw:style-name="gr9" draw:text-style-name="P18" svg:width="0.503cm" svg:height="0.503cm" svg:x="11.615cm" svg:y="3.08cm"><text:p text:style-name="P13"><text:span text:style-name="T4">３</text:span></text:p></draw:circle><draw:circle draw:style-name="gr9" draw:text-style-name="P18" svg:width="0.503cm" svg:height="0.503cm" svg:x="11.612cm" svg:y="21.844cm"><text:p text:style-name="P13"><text:span text:style-name="T4">E</text:span></text:p></draw:circle><draw:g draw:style-name="gr6"><draw:custom-shape draw:style-name="gr7" draw:text-style-name="P16" svg:width="5.536cm" svg:height="0.987cm" svg:x="9.119cm" svg:y="11.83cm"><text:p text:style-name="P15"><text:span text:style-name="T2">CreateDialog</text:span></text:p><text:p text:style-name="P15"><text:span text:style-name="T2">('#returnDialog', '.return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2.822cm"><text:p text:style-name="P13"><text:span text:style-name="T3">返品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3.796cm" svg:x2="11.908cm" svg:y2="14.325cm"><text:p/></draw:line><draw:g draw:style-name="gr6"><draw:custom-shape draw:style-name="gr7" draw:text-style-name="P16" svg:width="5.536cm" svg:height="0.987cm" svg:x="9.119cm" svg:y="14.326cm"><text:p text:style-name="P15"><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5.318cm"><text:p text:style-name="P13"><text:span text:style-name="T3">option</text:span><text:span text:style-name="T3">タグの</text:span><text:span text:style-name="T3">valu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6.294cm" svg:x2="11.908cm" svg:y2="16.823cm"><text:p/></draw:line><draw:g draw:style-name="gr6"><draw:custom-shape draw:style-name="gr7" draw:text-style-name="P16" svg:width="5.536cm" svg:height="0.987cm" svg:x="9.119cm" svg:y="16.84cm"><text:p text:style-name="P15"><text:span text:style-name="T2">setName(received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7.831cm"><text:p text:style-name="P13"><text:span text:style-name="T3">テキストボックスの</text:span></text:p><text:p text:style-name="P13"><text:span text:style-name="T3">nam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8.807cm" svg:x2="11.908cm" svg:y2="19.336cm"><text:p/></draw:line><draw:g draw:style-name="gr6"><draw:custom-shape draw:style-name="gr7" draw:text-style-name="P16" svg:width="5.536cm" svg:height="0.987cm" svg:x="9.119cm" svg:y="19.336cm"><text:p text:style-name="P15"><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20.327cm"><text:p text:style-name="P13"><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21.301cm" svg:x2="11.908cm" svg:y2="21.83cm"><text:p/></draw:line><draw:g draw:style-name="gr6"><draw:custom-shape draw:style-name="gr7" draw:text-style-name="P20" svg:width="5.536cm" svg:height="0.987cm" svg:x="9.119cm" svg:y="9.335cm"><text:p text:style-name="P15"><text:span text:style-name="T8">creator.outputTag('returnDialogContent',</text:span></text:p><text:p text:style-name="P15"><text:span text:style-name="T8"><text:s/></text:span><text:span text:style-name="T8">'returnDialogContent', '#return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0.326cm"><text:p text:style-name="P13"><text:span text:style-name="T3">返品ダイアログのコンテンツ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1.3cm" svg:x2="11.908cm" svg:y2="11.829cm"><text:p/></draw:line><draw:line draw:style-name="gr4" draw:text-style-name="P14" svg:x1="2.789cm" svg:y1="11.052cm" svg:x2="2.789cm" svg:y2="11.581cm"><text:p/></draw:line><draw:g draw:style-name="gr6"><draw:custom-shape draw:style-name="gr7" draw:text-style-name="P20" svg:width="5.536cm" svg:height="0.987cm" svg:x="0cm" svg:y="11.58cm"><text:p text:style-name="P15"><text:span text:style-name="T2">creator.outputTag('dialogPulldown4',</text:span></text:p><text:p text:style-name="P15"><text:span text:style-name="T2"><text:s/></text:span><text:span text:style-name="T2">'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2.571cm"><text:p text:style-name="P13"><text:span text:style-name="T3">追加ダイアログの</text:span><text:span text:style-name="T3">2</text:span><text:span text:style-name="T3">つ目</text:span><text:span text:style-name="T3">(4</text:span><text:span text:style-name="T3">連続</text:span></text:p><text:p text:style-name="P13"><text:span text:style-name="T3">プルダウン</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3.547cm" svg:x2="2.789cm" svg:y2="14.076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2"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13:40.826041000</meta:creation-date>
    <dc:date>2015-05-22T18:00:27.373453000</dc:date>
    <meta:editing-duration>PT2H27M8S</meta:editing-duration>
    <meta:editing-cycles>16</meta:editing-cycles>
    <meta:generator>LibreOffice/4.3.2.2$MacOSX_X86_64 LibreOffice_project/edfb5295ba211bd31ad47d0bad0118690f76407d</meta:generator>
    <meta:document-statistic meta:table-count="0" meta:image-count="0" meta:object-count="0" meta:page-count="7" meta:paragraph-count="9" meta:word-count="35" meta:character-count="46" meta:non-whitespace-character-count="46"/>
  </office:meta>
</office:document-meta>
</file>